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officeooo:rsid="001763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mazing Grace (Blue Hymnal #104)</text:p>
      <text:p text:style-name="P1">================================</text:p>
      <text:p text:style-name="Preformatted_20_Text"/>
      <text:p text:style-name="P1">[ Capo 4 ]</text:p>
      <text:p text:style-name="Preformatted_20_Text"/>
      <text:p text:style-name="Preformatted_20_Text"/>
      <text:p text:style-name="P1">[ Intro ]</text:p>
      <text:p text:style-name="P1"/>
      <text:p text:style-name="P2">D <text:s text:c="3"/>G <text:s text:c="3"/>D <text:s text:c="2"/>Bm <text:s text:c="2"/>Asus A <text:s text:c="2"/>Dsus <text:s text:c="2"/>D</text:p>
      <text:p text:style-name="Preformatted_20_Text"/>
      <text:p text:style-name="Preformatted_20_Text"/>
      <text:p text:style-name="P1">[ Verse 1 ]</text:p>
      <text:p text:style-name="P1"/>
      <text:p text:style-name="P2"><text:s text:c="2"/>D <text:s text:c="18"/>G <text:s text:c="8"/>D <text:s text:c="29"/>Asus A</text:p>
      <text:p text:style-name="Preformatted_20_Text">A-ma-zing grace! <text:s/>How sweet the sound that saved a wretch like me!<text:line-break/></text:p>
      <text:p text:style-name="P2"><text:s text:c="2"/>D <text:s text:c="17"/>G <text:s text:c="5"/>D <text:s text:c="10"/>Bm <text:s text:c="8"/>Asus A D <text:s/>Dsus <text:s/>D</text:p>
      <text:p text:style-name="Preformatted_20_Text">I once was lost, but now am found. <text:s/>Was blind, but now <text:s/>I see</text:p>
      <text:p text:style-name="Preformatted_20_Text"/>
      <text:p text:style-name="Preformatted_20_Text"/>
      <text:p text:style-name="P1">[ Verse 2 ]</text:p>
      <text:p text:style-name="Preformatted_20_Text"/>
      <text:p text:style-name="Preformatted_20_Text">'Twas grace that taught my heart to fear, and grace my fears relieved</text:p>
      <text:p text:style-name="Preformatted_20_Text">How precious did that grac<text:span text:style-name="T1">e</text:span> appear the hour I first believed</text:p>
      <text:p text:style-name="Preformatted_20_Text"/>
      <text:p text:style-name="Preformatted_20_Text"/>
      <text:p text:style-name="P1">[ Verse 3 ]</text:p>
      <text:p text:style-name="Preformatted_20_Text"/>
      <text:p text:style-name="Preformatted_20_Text">Through many dangers, toils and snares I have already come;</text:p>
      <text:p text:style-name="Preformatted_20_Text">'Tis grace hath brought me safe thus far, and grace will lead me home.</text:p>
      <text:p text:style-name="Preformatted_20_Text"/>
      <text:p text:style-name="P1"/>
      <text:p text:style-name="P1">[ Verse 4 ]</text:p>
      <text:p text:style-name="Preformatted_20_Text"/>
      <text:p text:style-name="Preformatted_20_Text">The Lord has promised good to me, His word my hope secures;</text:p>
      <text:p text:style-name="Preformatted_20_Text">He will my shield and portion be as long as life endures.</text:p>
      <text:p text:style-name="Preformatted_20_Text"/>
      <text:p text:style-name="P1"/>
      <text:p text:style-name="P1">[ Verse 5 ]</text:p>
      <text:p text:style-name="Preformatted_20_Text"/>
      <text:p text:style-name="Preformatted_20_Text">When we've been there ten thou-sand years, Bright shining as the sun,</text:p>
      <text:p text:style-name="Preformatted_20_Text">We've no less day<text:span text:style-name="T1">s</text:span> to sing God's praise than when we first be-gun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4T00:47:32.973952016</dc:date>
    <meta:editing-duration>PT2M43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22" meta:word-count="178" meta:character-count="949" meta:non-whitespace-character-count="673"/>
  </office:meta>
</office:document-meta>
</file>